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style:font-name="Arial1" fo:font-size="14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text-properties style:text-underline-style="solid" style:text-underline-width="auto" style:text-underline-color="font-color"/>
    </style:style>
    <style:style style:name="P22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5" style:family="paragraph" style:parent-style-name="Standard" style:list-style-name="L1">
      <style:text-properties style:font-name="Arial" fo:font-size="16pt" style:font-size-asian="16pt" style:font-size-complex="16pt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2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5536392" text:id="ct285536392">
          <text:deletion>
            <office:change-info>
              <dc:creator>iwabuchi ken</dc:creator>
              <dc:date>2020-02-21T09:46:00</dc:date>
              <text:p>空の段落を削除</text:p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5533168" text:id="ct285533168">
          <text:deletion>
            <office:change-info>
              <dc:creator>iwabuchi ken</dc:creator>
              <dc:date>2020-02-21T09:46:00</dc:date>
              <text:p>空の段落を削除</text:p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5534416" text:id="ct285534416">
          <text:deletion>
            <office:change-info>
              <dc:creator>iwabuchi ken</dc:creator>
              <dc:date>2020-02-21T09:46:00</dc:date>
              <text:p>空の段落を削除</text:p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5519128" text:id="ct285519128">
          <text:deletion>
            <office:change-info>
              <dc:creator>iwabuchi ken</dc:creator>
              <dc:date>2020-02-21T09:46:00</dc:date>
              <text:p>空の段落を削除</text:p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8536945929246724" text:style-name="L1">
        <text:list-item>
          <text:p text:style-name="P25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5"/>
        </text:list-item>
      </text:list>
      <text:p text:style-name="Standard"/>
      <text:p text:style-name="P14"/>
      <text:p text:style-name="P2"><text:change text:change-id="ct285536392"/></text:p>
      <text:p text:style-name="P10">[XXX] 20200220_101323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3">1:13</text:p>
            <text:p text:style-name="P23">וְהָיָה חֵילָם </text:p>
            <text:p text:style-name="P23">לִמְשִׁסָּה וּבָתֵּיהֶם</text:p>
            <text:p text:style-name="P23"/>
            <text:p text:style-name="P23"><text:s/>לִשְׁמָמָה </text:p>
            <text:p text:style-name="P23">וּבָנוּ בָתִּים וְלֹא יֵשֵׁבוּ</text:p>
            <text:p text:style-name="P23"><text:s/>וְנָטְעוּ כְרָמִים וְלֹא יִשְׁתּוּ אֶת־יֵינָם</text:p>
          </table:table-cell>
          <table:table-cell table:style-name="表135.B1" office:value-type="string">
            <text:p text:style-name="P24"/>
            <text:p text:style-name="P24"/>
            <text:p text:style-name="P24">and to become / wealth+their</text:p>
            <text:p text:style-name="P24"/>
            <text:p text:style-name="P24">towards plunder / and house+their</text:p>
            <text:p text:style-name="P24"/>
            <text:p text:style-name="P24"/>
            <text:p text:style-name="P24">towards devastation</text:p>
            <text:p text:style-name="P24">and to build / house / and not / to dwell</text:p>
            <text:p text:style-name="P24"/>
            <text:p text:style-name="P24">and to plant / vineyard / and not</text:p>
            <text:p text:style-name="P24">to imbibe / self,even - wine+thereof</text:p>
          </table:table-cell>
        </table:table-row>
        <table:table-row>
          <table:table-cell table:style-name="表135.A2" office:value-type="string">
            <text:p text:style-name="P23">1:14</text:p>
            <text:p text:style-name="P23">קָרוֹב יוֹם־יְהוָה הַגָּדוֹל</text:p>
            <text:p text:style-name="P23"><text:s/>קָרוֹב וּמַהֵר מְאֹד </text:p>
            <text:p text:style-name="P23">קוֹל יוֹם יְהוָה</text:p>
            <text:p text:style-name="P23"><text:s/>מַר צֹרֵחַ שָׁם גִּבּוֹר</text:p>
          </table:table-cell>
          <table:table-cell table:style-name="表135.B2" office:value-type="string">
            <text:p text:style-name="P24"/>
            <text:p text:style-name="P24"/>
            <text:p text:style-name="P24">near / the day – jehovah / the great</text:p>
            <text:p text:style-name="P24">near / and hurrying / vehemently</text:p>
            <text:p text:style-name="P24"/>
            <text:p text:style-name="P24">to call aloud / the day / jehovah</text:p>
            <text:p text:style-name="P24"/>
            <text:p text:style-name="P24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3">1:15</text:p>
            <text:p text:style-name="P23">יוֹם עֶבְרָה </text:p>
            <text:p text:style-name="P23">הַיּוֹם הַהוּא יוֹם צָרָה</text:p>
            <text:p text:style-name="P23"><text:s/>וּמְצוּקָה יוֹם שֹׁאָה וּמְשׁוֹאָה יוֹם חֹשֶׁ</text:p>
            <text:p text:style-name="P23">#</text:p>
            <text:p text:style-name="P23">וַאֲפֵלָה יוֹם עָנָן </text:p>
            <text:p text:style-name="P23">וַעֲרָפֶל</text:p>
          </table:table-cell>
          <table:table-cell table:style-name="表135.B2" office:value-type="string">
            <text:p text:style-name="P24"/>
            <text:p text:style-name="P24"/>
            <text:p text:style-name="P24">the day / an outburst of passion</text:p>
            <text:p text:style-name="P24"/>
            <text:p text:style-name="P24">the day / she,this / day / rival</text:p>
            <text:p text:style-name="P24"/>
            <text:p text:style-name="P24">and trouble / day / devastation</text:p>
            <text:p text:style-name="P24"/>
            <text:p text:style-name="P24">and ruin / day / misery</text:p>
            <text:p text:style-name="P24"/>
            <text:p text:style-name="P24"/>
            <text:p text:style-name="P24">and misfortune / day / cloud</text:p>
            <text:p text:style-name="P24"/>
            <text:p text:style-name="P24">and gloom</text:p>
          </table:table-cell>
        </table:table-row>
        <table:table-row>
          <table:table-cell table:style-name="表135.A2" office:value-type="string">
            <text:p text:style-name="P23">1:16</text:p>
            <text:p text:style-name="P23">יוֹם שׁוֹפָר וּתְרוּעָה</text:p>
            <text:p text:style-name="P23"><text:s/>עַל הֶעָרִים הַבְּצֻרוֹת וְעַל הַפִּנּוֹת הַגְּבֹהוֹת</text:p>
          </table:table-cell>
          <table:table-cell table:style-name="表135.B2" office:value-type="string">
            <text:p text:style-name="P24"/>
            <text:p text:style-name="P24"/>
            <text:p text:style-name="P24">day / curved horn / and battle cry</text:p>
            <text:p text:style-name="P24"/>
            <text:p text:style-name="P24">above / the post / inaccessible</text:p>
            <text:p text:style-name="P24"/>
            <text:p text:style-name="P24">and above / the pinnacle / the elevated</text:p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P29"><text:change text:change-id="ct285533168"/></text:p>
      <text:p text:style-name="P10">[20200221_093042]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3">1:17</text:p>
            <text:p text:style-name="P23">וַהֲצֵרֹתִי לָאָדָם וְהָלְכוּ</text:p>
            <text:p text:style-name="P23"><text:s/>כַּעִוְרִים כִּי לַיהוָה חָטָאוּ וְשֻׁפַּ</text:p>
            <text:p text:style-name="P23">#</text:p>
            <text:p text:style-name="P23">דָּמָם כֶּעָפָר </text:p>
            <text:p text:style-name="P23">וּלְחֻמָם כַּגְּלָלִים</text:p>
          </table:table-cell>
          <table:table-cell table:style-name="表1.B1" office:value-type="string">
            <text:p text:style-name="P24"/>
            <text:p text:style-name="P24"/>
            <text:p text:style-name="P24">and cramp / the men / and to walk</text:p>
            <text:p text:style-name="P24"/>
            <text:p text:style-name="P24">like blind / for / towards jehovah</text:p>
            <text:p text:style-name="P24">to sin / and to spill</text:p>
            <text:p text:style-name="P24"/>
            <text:p text:style-name="P24"/>
            <text:p text:style-name="P24">bloodshed+their / like mud</text:p>
            <text:p text:style-name="P24"/>
            <text:p text:style-name="P24">and flesh+their / like dung</text:p>
          </table:table-cell>
        </table:table-row>
        <table:table-row>
          <table:table-cell table:style-name="表1.A2" office:value-type="string">
            <text:p text:style-name="P23">1:18</text:p>
            <text:p text:style-name="P23">גַּם־כַּסְפָּם גַּם־זְהָבָם לֹא־יוּכַל לְהַצִּילָם </text:p>
            <text:p text:style-name="P23">בְּיוֹם עֶבְרַת יְהוָה וּבְאֵשׁ קִנְאָתוֹ תֵּאָכֵל כָּל־הָאָרֶץ כִּי־כָלָה</text:p>
            <text:p text:style-name="P23">אַ</text:p>
            <text:p text:style-name="P23">#</text:p>
            <text:p text:style-name="P23">־נִבְהָלָה יַעֲשֶׂה </text:p>
            <text:p text:style-name="P23">אֵת כָּל־יֹשְׁבֵי</text:p>
            <text:p text:style-name="P23"><text:s/>הָאָרֶץ ס</text:p>
          </table:table-cell>
          <table:table-cell table:style-name="表1.B2" office:value-type="string">
            <text:p text:style-name="P24"/>
            <text:p text:style-name="P24"/>
            <text:p text:style-name="P24">both – silver+their / and – gold+their</text:p>
            <text:p text:style-name="P24">not – to be able / towards to snatch+them</text:p>
            <text:p text:style-name="P24">in the day / an outburst / jehovah</text:p>
            <text:p text:style-name="P24"/>
            <text:p text:style-name="P24">and in fire / envy+its / to eat</text:p>
            <text:p text:style-name="P24"/>
            <text:p text:style-name="P24">all – the land / for – destruction</text:p>
            <text:p text:style-name="P24"/>
            <text:p text:style-name="P24">surely,only</text:p>
            <text:p text:style-name="P24"/>
            <text:p text:style-name="P24">- to tremble,hasten / to make,do</text:p>
            <text:p text:style-name="P24"/>
            <text:p text:style-name="P24">self,even,entity / all – to dwell</text:p>
            <text:p text:style-name="P24"/>
            <text:p text:style-name="P24">the land</text:p>
            <text:p text:style-name="P24"/>
            <text:p text:style-name="P24"/>
            <text:p text:style-name="P24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<text:soft-page-break/>[/  XXX] 20200221_094316</text:p>
      <text:p text:style-name="P22"/>
      <text:p text:style-name="P28"/>
      <text:p text:style-name="P21"/>
      <text:p text:style-name="P4"><text:change text:change-id="ct285534416"/></text:p>
      <text:p text:style-name="P10">[XXX] 20200223_093032</text:p>
      <text:p text:style-name="P22"/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3">2:1</text:p>
            <text:p text:style-name="P23">הִתְקוֹשְׁשׁוּ וָקוֹשּׁוּ הַגּוֹי לֹא נִכְסָף</text:p>
          </table:table-cell>
          <table:table-cell table:style-name="表2.B1" office:value-type="string">
            <text:p text:style-name="P24"/>
            <text:p text:style-name="P24"/>
            <text:p text:style-name="P24">to assemble / and ti assemble</text:p>
            <text:p text:style-name="P24"/>
            <text:p text:style-name="P24">not / pine</text:p>
          </table:table-cell>
        </table:table-row>
        <table:table-row>
          <table:table-cell table:style-name="表2.A2" office:value-type="string">
            <text:p text:style-name="P23">2:2</text:p>
            <text:p text:style-name="P23">בְּטֶרֶם לֶדֶת </text:p>
            <text:p text:style-name="P23">חֹק כְּמֹץ עָבַר</text:p>
            <text:p text:style-name="P23"><text:s/>יוֹם בְּטֶרֶם לֹא־יָבוֹא</text:p>
            <text:p text:style-name="P23"><text:s/>עֲלֵיכֶם חֲרוֹן</text:p>
            <text:p text:style-name="P23"><text:s/>אַף־יְהוָה בְּטֶרֶם </text:p>
            <text:p text:style-name="P23">לֹא־יָבוֹא עֲלֵיכֶם </text:p>
            <text:p text:style-name="P23">יוֹם אַף־יְהוָה</text:p>
          </table:table-cell>
          <table:table-cell table:style-name="表2.B2" office:value-type="string">
            <text:p text:style-name="P24"/>
            <text:p text:style-name="P24"/>
            <text:p text:style-name="P24">in not yet / to show lineage</text:p>
            <text:p text:style-name="P24"/>
            <text:p text:style-name="P24">enactment / like chaff / to cover</text:p>
            <text:p text:style-name="P24"/>
            <text:p text:style-name="P24">the day / in not yet / not – to come</text:p>
            <text:p text:style-name="P24">against+them / a burning anger</text:p>
            <text:p text:style-name="P24"/>
            <text:p text:style-name="P24">ire – jehovah / in not yet</text:p>
            <text:p text:style-name="P24"/>
            <text:p text:style-name="P24">not – to come / against+them</text:p>
            <text:p text:style-name="P24"/>
            <text:p text:style-name="P24">the day / ire – j.</text:p>
          </table:table-cell>
        </table:table-row>
      </table:table>
      <text:p text:style-name="P8"/>
      <text:p text:style-name="P12"><text:soft-page-break/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P22">@@@</text:p>
      <text:p text:style-name="P10">[XXX] 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3">2:3</text:p>
            <text:p text:style-name="P23">בַּקְּשׁוּ אֶת־יְהוָה כָּל־עַנְוֵי הָאָרֶץ אֲשֶׁר מִשְׁפָּטוֹ פָּעָלוּ בַּקְּשׁוּ־צֶדֶק בַּקְּשׁוּ עֲנָוָה אוּלַי תִּסָּתְרוּ בְּיוֹם אַף־יְהוָה</text:p>
          </table:table-cell>
          <table:table-cell table:style-name="表4.B1" office:value-type="string">
            <text:p text:style-name="P24"/>
          </table:table-cell>
        </table:table-row>
        <table:table-row>
          <table:table-cell table:style-name="表4.A2" office:value-type="string">
            <text:p text:style-name="P23">2:4</text:p>
            <text:p text:style-name="P23">כִּי עַזָּה עֲזוּבָה תִהְיֶה וְאַשְׁקְלוֹן לִשְׁמָמָה אַשְׁדּוֹד בַּצָּהֳרַיִם יְגָרְשׁוּהָ וְעֶקְרוֹן תֵּעָקֵר ס</text:p>
          </table:table-cell>
          <table:table-cell table:style-name="表4.B2" office:value-type="string">
            <text:p text:style-name="P24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 </text:p>
      <text:p text:style-name="Text_20_body"><text:soft-page-break/></text:p>
      <text:p text:style-name="Text_20_body"/>
      <text:p text:style-name="P20"/>
      <text:p text:style-name="P7"/>
      <text:p text:style-name="P19"/>
      <text:p text:style-name="P5">------------------------------------------------------------ TEMPLATE<text:change text:change-id="ct285519128"/></text:p>
      <text:p text:style-name="P10">[XXX] 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3"/>
          </table:table-cell>
          <table:table-cell table:style-name="表49.B1" office:value-type="string">
            <text:p text:style-name="P24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 </text:p>
      <text:p text:style-name="Text_20_body"/>
      <text:p text:style-name="Text_20_body"/>
      <text:p text:style-name="P20"/>
      <text:p text:style-name="P7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3"/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7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3"/>
          </table:table-cell>
        </table:table-row>
        <table:table-row>
          <table:table-cell table:style-name="表50.A2" office:value-type="string">
            <text:p text:style-name="P15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><text:soft-page-break/></text:p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9">--------------------------------------- [STEPS : closing] 20191009_161940</text:p>
      <text:list xml:id="list1432867612232381092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6"/>
          </table:table-cell>
          <table:table-cell table:style-name="表236.A1" office:value-type="string">
            <text:p text:style-name="P16">TH</text:p>
          </table:table-cell>
          <table:table-cell table:style-name="表236.C1" office:value-type="string">
            <text:p text:style-name="P16">“the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gh</text:p>
          </table:table-cell>
          <table:table-cell table:style-name="表236.C2" office:value-type="string">
            <text:p text:style-name="P16">arabic ghain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dz</text:p>
          </table:table-cell>
          <table:table-cell table:style-name="表236.C2" office:value-type="string">
            <text:p text:style-name="P16">arabic ẓ (ðˁ) (ظ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a_</text:p>
          </table:table-cell>
          <table:table-cell table:style-name="表236.C2" office:value-type="string">
            <text:p text:style-name="P16">“<text:span text:style-name="T8">a</text:span>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</text:p>
          </table:table-cell>
          <table:table-cell table:style-name="表236.C2" office:value-type="string">
            <text:p text:style-name="P16">kha: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* (#)</text:p>
          </table:table-cell>
          <table:table-cell table:style-name="表236.C2" office:value-type="string">
            <text:p text:style-name="P16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18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8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23T09:41:38.09</dc:date>
    <dc:creator>iwabuchi ken</dc:creator>
    <meta:editing-duration>P4DT38M46S</meta:editing-duration>
    <meta:editing-cycles>206</meta:editing-cycles>
    <meta:generator>OpenOffice/4.1.3$Win32 OpenOffice.org_project/413m1$Build-9783</meta:generator>
    <meta:document-statistic meta:table-count="9" meta:image-count="0" meta:object-count="0" meta:page-count="7" meta:paragraph-count="154" meta:word-count="584" meta:character-count="3688"/>
  </office:meta>
</office:document-meta>
</file>